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table table:name="idu_energy2gap" table:style-name="ta1">
        <table:table-column table:style-name="co2" table:number-columns-repeated="2" table:default-cell-style-name="ce1"/>
        <table:table-column table:style-name="co3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jawp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float" office:value="1411.9041" calcext:value-type="float">
            <text:p>1411.90410</text:p>
          </table:table-cell>
          <table:table-cell office:value-type="float" office:value="6.5440001" calcext:value-type="float">
            <text:p>6.54400</text:p>
          </table:table-cell>
          <table:table-cell table:number-columns-repeated="2"/>
        </table:table-row>
        <table:table-row table:style-name="ro1">
          <table:table-cell office:value-type="float" office:value="1421.8739" calcext:value-type="float">
            <text:p>1421.87390</text:p>
          </table:table-cell>
          <table:table-cell office:value-type="float" office:value="6.5780001" calcext:value-type="float">
            <text:p>6.57800</text:p>
          </table:table-cell>
          <table:table-cell table:number-columns-repeated="2"/>
        </table:table-row>
        <table:table-row table:style-name="ro1">
          <table:table-cell office:value-type="float" office:value="1432.0247" calcext:value-type="float">
            <text:p>1432.02470</text:p>
          </table:table-cell>
          <table:table-cell office:value-type="float" office:value="6.6110001" calcext:value-type="float">
            <text:p>6.61100</text:p>
          </table:table-cell>
          <table:table-cell table:number-columns-repeated="2"/>
        </table:table-row>
        <table:table-row table:style-name="ro1">
          <table:table-cell office:value-type="float" office:value="1441.7822" calcext:value-type="float">
            <text:p>1441.78220</text:p>
          </table:table-cell>
          <table:table-cell office:value-type="float" office:value="6.6430001" calcext:value-type="float">
            <text:p>6.64300</text:p>
          </table:table-cell>
          <table:table-cell table:number-columns-repeated="2"/>
        </table:table-row>
        <table:table-row table:style-name="ro1">
          <table:table-cell office:value-type="float" office:value="1451.5476" calcext:value-type="float">
            <text:p>1451.54760</text:p>
          </table:table-cell>
          <table:table-cell office:value-type="float" office:value="6.6739998" calcext:value-type="float">
            <text:p>6.67400</text:p>
          </table:table-cell>
          <table:table-cell table:number-columns-repeated="2"/>
        </table:table-row>
        <table:table-row table:style-name="ro1">
          <table:table-cell office:value-type="float" office:value="1462.0643" calcext:value-type="float">
            <text:p>1462.06430</text:p>
          </table:table-cell>
          <table:table-cell office:value-type="float" office:value="6.71" calcext:value-type="float">
            <text:p>6.71000</text:p>
          </table:table-cell>
          <table:table-cell table:number-columns-repeated="2"/>
        </table:table-row>
        <table:table-row table:style-name="ro1">
          <table:table-cell office:value-type="float" office:value="1472.1035" calcext:value-type="float">
            <text:p>1472.10350</text:p>
          </table:table-cell>
          <table:table-cell office:value-type="float" office:value="6.7410002" calcext:value-type="float">
            <text:p>6.74100</text:p>
          </table:table-cell>
          <table:table-cell table:number-columns-repeated="2"/>
        </table:table-row>
        <table:table-row table:style-name="ro1">
          <table:table-cell office:value-type="float" office:value="1480.7772" calcext:value-type="float">
            <text:p>1480.77720</text:p>
          </table:table-cell>
          <table:table-cell office:value-type="float" office:value="6.77" calcext:value-type="float">
            <text:p>6.77000</text:p>
          </table:table-cell>
          <table:table-cell table:number-columns-repeated="2"/>
        </table:table-row>
        <table:table-row table:style-name="ro1">
          <table:table-cell office:value-type="float" office:value="1490.9198" calcext:value-type="float">
            <text:p>1490.91980</text:p>
          </table:table-cell>
          <table:table-cell office:value-type="float" office:value="6.8010001" calcext:value-type="float">
            <text:p>6.80100</text:p>
          </table:table-cell>
          <table:table-cell table:number-columns-repeated="2"/>
        </table:table-row>
        <table:table-row table:style-name="ro1">
          <table:table-cell office:value-type="float" office:value="1502.8058" calcext:value-type="float">
            <text:p>1502.80580</text:p>
          </table:table-cell>
          <table:table-cell office:value-type="float" office:value="6.836" calcext:value-type="float">
            <text:p>6.83600</text:p>
          </table:table-cell>
          <table:table-cell table:number-columns-repeated="2"/>
        </table:table-row>
        <table:table-row table:style-name="ro1">
          <table:table-cell office:value-type="float" office:value="1513.411" calcext:value-type="float">
            <text:p>1513.41100</text:p>
          </table:table-cell>
          <table:table-cell office:value-type="float" office:value="6.8699999" calcext:value-type="float">
            <text:p>6.87000</text:p>
          </table:table-cell>
          <table:table-cell table:number-columns-repeated="2"/>
        </table:table-row>
        <table:table-row table:style-name="ro1">
          <table:table-cell office:value-type="float" office:value="1523.2601" calcext:value-type="float">
            <text:p>1523.26010</text:p>
          </table:table-cell>
          <table:table-cell office:value-type="float" office:value="6.8979998" calcext:value-type="float">
            <text:p>6.89800</text:p>
          </table:table-cell>
          <table:table-cell table:number-columns-repeated="2"/>
        </table:table-row>
        <table:table-row table:style-name="ro1">
          <table:table-cell office:value-type="float" office:value="1532.9563" calcext:value-type="float">
            <text:p>1532.95630</text:p>
          </table:table-cell>
          <table:table-cell office:value-type="float" office:value="6.9289999" calcext:value-type="float">
            <text:p>6.92900</text:p>
          </table:table-cell>
          <table:table-cell table:number-columns-repeated="2"/>
        </table:table-row>
        <table:table-row table:style-name="ro1">
          <table:table-cell office:value-type="float" office:value="1543.2482" calcext:value-type="float">
            <text:p>1543.24820</text:p>
          </table:table-cell>
          <table:table-cell office:value-type="float" office:value="6.9569998" calcext:value-type="float">
            <text:p>6.95700</text:p>
          </table:table-cell>
          <table:table-cell table:number-columns-repeated="2"/>
        </table:table-row>
        <table:table-row table:style-name="ro1">
          <table:table-cell office:value-type="float" office:value="1553.587" calcext:value-type="float">
            <text:p>1553.58700</text:p>
          </table:table-cell>
          <table:table-cell office:value-type="float" office:value="6.9860001" calcext:value-type="float">
            <text:p>6.98600</text:p>
          </table:table-cell>
          <table:table-cell table:number-columns-repeated="2"/>
        </table:table-row>
        <table:table-row table:style-name="ro1">
          <table:table-cell office:value-type="float" office:value="1562.6989" calcext:value-type="float">
            <text:p>1562.69890</text:p>
          </table:table-cell>
          <table:table-cell office:value-type="float" office:value="7.0139999" calcext:value-type="float">
            <text:p>7.01400</text:p>
          </table:table-cell>
          <table:table-cell table:number-columns-repeated="2"/>
        </table:table-row>
        <table:table-row table:style-name="ro1">
          <table:table-cell office:value-type="float" office:value="1572.9949" calcext:value-type="float">
            <text:p>1572.99490</text:p>
          </table:table-cell>
          <table:table-cell office:value-type="float" office:value="7.0430002" calcext:value-type="float">
            <text:p>7.04300</text:p>
          </table:table-cell>
          <table:table-cell table:number-columns-repeated="2"/>
        </table:table-row>
        <table:table-row table:style-name="ro1">
          <table:table-cell office:value-type="float" office:value="1582.3535" calcext:value-type="float">
            <text:p>1582.35350</text:p>
          </table:table-cell>
          <table:table-cell office:value-type="float" office:value="7.0689998" calcext:value-type="float">
            <text:p>7.06900</text:p>
          </table:table-cell>
          <table:table-cell table:number-columns-repeated="2"/>
        </table:table-row>
        <table:table-row table:style-name="ro1">
          <table:table-cell office:value-type="float" office:value="1592.5852" calcext:value-type="float">
            <text:p>1592.58520</text:p>
          </table:table-cell>
          <table:table-cell office:value-type="float" office:value="7.098" calcext:value-type="float">
            <text:p>7.09800</text:p>
          </table:table-cell>
          <table:table-cell table:number-columns-repeated="2"/>
        </table:table-row>
        <table:table-row table:style-name="ro1">
          <table:table-cell office:value-type="float" office:value="1602.9142" calcext:value-type="float">
            <text:p>1602.91420</text:p>
          </table:table-cell>
          <table:table-cell office:value-type="float" office:value="7.1259999" calcext:value-type="float">
            <text:p>7.12600</text:p>
          </table:table-cell>
          <table:table-cell table:number-columns-repeated="2"/>
        </table:table-row>
        <table:table-row table:style-name="ro1">
          <table:table-cell office:value-type="float" office:value="1612.5962" calcext:value-type="float">
            <text:p>1612.59620</text:p>
          </table:table-cell>
          <table:table-cell office:value-type="float" office:value="7.1529999" calcext:value-type="float">
            <text:p>7.15300</text:p>
          </table:table-cell>
          <table:table-cell table:number-columns-repeated="2"/>
        </table:table-row>
        <table:table-row table:style-name="ro1">
          <table:table-cell office:value-type="float" office:value="1622.2277" calcext:value-type="float">
            <text:p>1622.22770</text:p>
          </table:table-cell>
          <table:table-cell office:value-type="float" office:value="7.177" calcext:value-type="float">
            <text:p>7.17700</text:p>
          </table:table-cell>
          <table:table-cell table:number-columns-repeated="2"/>
        </table:table-row>
        <table:table-row table:style-name="ro1">
          <table:table-cell office:value-type="float" office:value="1632.2086" calcext:value-type="float">
            <text:p>1632.20860</text:p>
          </table:table-cell>
          <table:table-cell office:value-type="float" office:value="7.2030001" calcext:value-type="float">
            <text:p>7.20300</text:p>
          </table:table-cell>
          <table:table-cell table:number-columns-repeated="2"/>
        </table:table-row>
        <table:table-row table:style-name="ro1">
          <table:table-cell office:value-type="float" office:value="1642.1184" calcext:value-type="float">
            <text:p>1642.11840</text:p>
          </table:table-cell>
          <table:table-cell office:value-type="float" office:value="7.2280002" calcext:value-type="float">
            <text:p>7.22800</text:p>
          </table:table-cell>
          <table:table-cell table:number-columns-repeated="2"/>
        </table:table-row>
        <table:table-row table:style-name="ro1">
          <table:table-cell office:value-type="float" office:value="1652.2512" calcext:value-type="float">
            <text:p>1652.25120</text:p>
          </table:table-cell>
          <table:table-cell office:value-type="float" office:value="7.2540002" calcext:value-type="float">
            <text:p>7.25400</text:p>
          </table:table-cell>
          <table:table-cell table:number-columns-repeated="2"/>
        </table:table-row>
        <table:table-row table:style-name="ro1">
          <table:table-cell office:value-type="float" office:value="1662.3477" calcext:value-type="float">
            <text:p>1662.34770</text:p>
          </table:table-cell>
          <table:table-cell office:value-type="float" office:value="7.2820001" calcext:value-type="float">
            <text:p>7.28200</text:p>
          </table:table-cell>
          <table:table-cell table:number-columns-repeated="2"/>
        </table:table-row>
        <table:table-row table:style-name="ro1">
          <table:table-cell office:value-type="float" office:value="1671.7335" calcext:value-type="float">
            <text:p>1671.73350</text:p>
          </table:table-cell>
          <table:table-cell office:value-type="float" office:value="7.3060002" calcext:value-type="float">
            <text:p>7.30600</text:p>
          </table:table-cell>
          <table:table-cell table:number-columns-repeated="2"/>
        </table:table-row>
        <table:table-row table:style-name="ro1">
          <table:table-cell office:value-type="float" office:value="1681.5679" calcext:value-type="float">
            <text:p>1681.56790</text:p>
          </table:table-cell>
          <table:table-cell office:value-type="float" office:value="7.3309999" calcext:value-type="float">
            <text:p>7.33100</text:p>
          </table:table-cell>
          <table:table-cell table:number-columns-repeated="2"/>
        </table:table-row>
        <table:table-row table:style-name="ro1">
          <table:table-cell office:value-type="float" office:value="1692.3478" calcext:value-type="float">
            <text:p>1692.34780</text:p>
          </table:table-cell>
          <table:table-cell office:value-type="float" office:value="7.3569999" calcext:value-type="float">
            <text:p>7.35700</text:p>
          </table:table-cell>
          <table:table-cell table:number-columns-repeated="2"/>
        </table:table-row>
        <table:table-row table:style-name="ro1">
          <table:table-cell office:value-type="float" office:value="1701.5199" calcext:value-type="float">
            <text:p>1701.51990</text:p>
          </table:table-cell>
          <table:table-cell office:value-type="float" office:value="7.381" calcext:value-type="float">
            <text:p>7.38100</text:p>
          </table:table-cell>
          <table:table-cell table:number-columns-repeated="2"/>
        </table:table-row>
        <table:table-row table:style-name="ro1">
          <table:table-cell office:value-type="float" office:value="1711.3054" calcext:value-type="float">
            <text:p>1711.30540</text:p>
          </table:table-cell>
          <table:table-cell office:value-type="float" office:value="7.4050002" calcext:value-type="float">
            <text:p>7.40500</text:p>
          </table:table-cell>
          <table:table-cell table:number-columns-repeated="2"/>
        </table:table-row>
        <table:table-row table:style-name="ro1">
          <table:table-cell office:value-type="float" office:value="1722.1305" calcext:value-type="float">
            <text:p>1722.13050</text:p>
          </table:table-cell>
          <table:table-cell office:value-type="float" office:value="7.4310002" calcext:value-type="float">
            <text:p>7.43100</text:p>
          </table:table-cell>
          <table:table-cell table:number-columns-repeated="2"/>
        </table:table-row>
        <table:table-row table:style-name="ro1">
          <table:table-cell office:value-type="float" office:value="1731.1345" calcext:value-type="float">
            <text:p>1731.13450</text:p>
          </table:table-cell>
          <table:table-cell office:value-type="float" office:value="7.4520001" calcext:value-type="float">
            <text:p>7.45200</text:p>
          </table:table-cell>
          <table:table-cell table:number-columns-repeated="2"/>
        </table:table-row>
        <table:table-row table:style-name="ro1">
          <table:table-cell office:value-type="float" office:value="1741.0735" calcext:value-type="float">
            <text:p>1741.07350</text:p>
          </table:table-cell>
          <table:table-cell office:value-type="float" office:value="7.4759998" calcext:value-type="float">
            <text:p>7.47600</text:p>
          </table:table-cell>
          <table:table-cell table:number-columns-repeated="2"/>
        </table:table-row>
        <table:table-row table:style-name="ro1">
          <table:table-cell office:value-type="float" office:value="1750.6613" calcext:value-type="float">
            <text:p>1750.66130</text:p>
          </table:table-cell>
          <table:table-cell office:value-type="float" office:value="7.4970002" calcext:value-type="float">
            <text:p>7.49700</text:p>
          </table:table-cell>
          <table:table-cell table:number-columns-repeated="2"/>
        </table:table-row>
        <table:table-row table:style-name="ro1">
          <table:table-cell office:value-type="float" office:value="1760.4324" calcext:value-type="float">
            <text:p>1760.43240</text:p>
          </table:table-cell>
          <table:table-cell office:value-type="float" office:value="7.5219998" calcext:value-type="float">
            <text:p>7.52200</text:p>
          </table:table-cell>
          <table:table-cell table:number-columns-repeated="2"/>
        </table:table-row>
        <table:table-row table:style-name="ro1">
          <table:table-cell office:value-type="float" office:value="1770.5291" calcext:value-type="float">
            <text:p>1770.52910</text:p>
          </table:table-cell>
          <table:table-cell office:value-type="float" office:value="7.5440001" calcext:value-type="float">
            <text:p>7.54400</text:p>
          </table:table-cell>
          <table:table-cell table:number-columns-repeated="2"/>
        </table:table-row>
        <table:table-row table:style-name="ro1">
          <table:table-cell office:value-type="float" office:value="1781.0448" calcext:value-type="float">
            <text:p>1781.04480</text:p>
          </table:table-cell>
          <table:table-cell office:value-type="float" office:value="7.5679998" calcext:value-type="float">
            <text:p>7.56800</text:p>
          </table:table-cell>
          <table:table-cell table:number-columns-repeated="2"/>
        </table:table-row>
        <table:table-row table:style-name="ro1">
          <table:table-cell office:value-type="float" office:value="1790.4658" calcext:value-type="float">
            <text:p>1790.46580</text:p>
          </table:table-cell>
          <table:table-cell office:value-type="float" office:value="7.5900002" calcext:value-type="float">
            <text:p>7.59000</text:p>
          </table:table-cell>
          <table:table-cell table:number-columns-repeated="2"/>
        </table:table-row>
        <table:table-row table:style-name="ro1">
          <table:table-cell office:value-type="float" office:value="1799.5541" calcext:value-type="float">
            <text:p>1799.55410</text:p>
          </table:table-cell>
          <table:table-cell office:value-type="float" office:value="7.6090002" calcext:value-type="float">
            <text:p>7.60900</text:p>
          </table:table-cell>
          <table:table-cell table:number-columns-repeated="2"/>
        </table:table-row>
        <table:table-row table:style-name="ro1">
          <table:table-cell office:value-type="float" office:value="1810.4091" calcext:value-type="float">
            <text:p>1810.40910</text:p>
          </table:table-cell>
          <table:table-cell office:value-type="float" office:value="7.6350002" calcext:value-type="float">
            <text:p>7.63500</text:p>
          </table:table-cell>
          <table:table-cell table:number-columns-repeated="2"/>
        </table:table-row>
        <table:table-row table:style-name="ro1">
          <table:table-cell office:value-type="float" office:value="1821.7246" calcext:value-type="float">
            <text:p>1821.72460</text:p>
          </table:table-cell>
          <table:table-cell office:value-type="float" office:value="7.658" calcext:value-type="float">
            <text:p>7.65800</text:p>
          </table:table-cell>
          <table:table-cell table:number-columns-repeated="2"/>
        </table:table-row>
        <table:table-row table:style-name="ro1">
          <table:table-cell office:value-type="float" office:value="1830.7925" calcext:value-type="float">
            <text:p>1830.79250</text:p>
          </table:table-cell>
          <table:table-cell office:value-type="float" office:value="7.6789999" calcext:value-type="float">
            <text:p>7.67900</text:p>
          </table:table-cell>
          <table:table-cell table:number-columns-repeated="2"/>
        </table:table-row>
        <table:table-row table:style-name="ro1">
          <table:table-cell office:value-type="float" office:value="1836.7924" calcext:value-type="float">
            <text:p>1836.79240</text:p>
          </table:table-cell>
          <table:table-cell office:value-type="float" office:value="7.7020001" calcext:value-type="float">
            <text:p>7.70200</text:p>
          </table:table-cell>
          <table:table-cell table:number-columns-repeated="2"/>
        </table:table-row>
        <table:table-row table:style-name="ro1">
          <table:table-cell office:value-type="float" office:value="1850.3843" calcext:value-type="float">
            <text:p>1850.38430</text:p>
          </table:table-cell>
          <table:table-cell office:value-type="float" office:value="7.7210002" calcext:value-type="float">
            <text:p>7.72100</text:p>
          </table:table-cell>
          <table:table-cell table:number-columns-repeated="2"/>
        </table:table-row>
        <table:table-row table:style-name="ro1">
          <table:table-cell office:value-type="float" office:value="1859.7465" calcext:value-type="float">
            <text:p>1859.74650</text:p>
          </table:table-cell>
          <table:table-cell office:value-type="float" office:value="7.7410002" calcext:value-type="float">
            <text:p>7.74100</text:p>
          </table:table-cell>
          <table:table-cell table:number-columns-repeated="2"/>
        </table:table-row>
        <table:table-row table:style-name="ro1">
          <table:table-cell office:value-type="float" office:value="1871.1324" calcext:value-type="float">
            <text:p>1871.13240</text:p>
          </table:table-cell>
          <table:table-cell office:value-type="float" office:value="7.763" calcext:value-type="float">
            <text:p>7.76300</text:p>
          </table:table-cell>
          <table:table-cell table:number-columns-repeated="2"/>
        </table:table-row>
        <table:table-row table:style-name="ro1">
          <table:table-cell office:value-type="float" office:value="1880.2759" calcext:value-type="float">
            <text:p>1880.27590</text:p>
          </table:table-cell>
          <table:table-cell office:value-type="float" office:value="7.7839999" calcext:value-type="float">
            <text:p>7.78400</text:p>
          </table:table-cell>
          <table:table-cell table:number-columns-repeated="2"/>
        </table:table-row>
        <table:table-row table:style-name="ro1">
          <table:table-cell office:value-type="float" office:value="1890.4568" calcext:value-type="float">
            <text:p>1890.45680</text:p>
          </table:table-cell>
          <table:table-cell office:value-type="float" office:value="7.8039999" calcext:value-type="float">
            <text:p>7.80400</text:p>
          </table:table-cell>
          <table:table-cell table:number-columns-repeated="2"/>
        </table:table-row>
        <table:table-row table:style-name="ro1">
          <table:table-cell office:value-type="float" office:value="1900.24" calcext:value-type="float">
            <text:p>1900.24000</text:p>
          </table:table-cell>
          <table:table-cell office:value-type="float" office:value="7.8260002" calcext:value-type="float">
            <text:p>7.82600</text:p>
          </table:table-cell>
          <table:table-cell table:number-columns-repeated="2"/>
        </table:table-row>
        <table:table-row table:style-name="ro1">
          <table:table-cell office:value-type="float" office:value="1910.0006" calcext:value-type="float">
            <text:p>1910.00060</text:p>
          </table:table-cell>
          <table:table-cell office:value-type="float" office:value="7.8460002" calcext:value-type="float">
            <text:p>7.84600</text:p>
          </table:table-cell>
          <table:table-cell table:number-columns-repeated="2"/>
        </table:table-row>
        <table:table-row table:style-name="ro1">
          <table:table-cell office:value-type="float" office:value="1920.1833" calcext:value-type="float">
            <text:p>1920.18330</text:p>
          </table:table-cell>
          <table:table-cell office:value-type="float" office:value="7.8649998" calcext:value-type="float">
            <text:p>7.86500</text:p>
          </table:table-cell>
          <table:table-cell table:number-columns-repeated="2"/>
        </table:table-row>
        <table:table-row table:style-name="ro1">
          <table:table-cell office:value-type="float" office:value="1929.0188" calcext:value-type="float">
            <text:p>1929.01880</text:p>
          </table:table-cell>
          <table:table-cell office:value-type="float" office:value="7.8850002" calcext:value-type="float">
            <text:p>7.88500</text:p>
          </table:table-cell>
          <table:table-cell table:number-columns-repeated="2"/>
        </table:table-row>
        <table:table-row table:style-name="ro1">
          <table:table-cell office:value-type="float" office:value="1939.2233" calcext:value-type="float">
            <text:p>1939.22330</text:p>
          </table:table-cell>
          <table:table-cell office:value-type="float" office:value="7.9050002" calcext:value-type="float">
            <text:p>7.90500</text:p>
          </table:table-cell>
          <table:table-cell table:number-columns-repeated="2"/>
        </table:table-row>
        <table:table-row table:style-name="ro1">
          <table:table-cell office:value-type="float" office:value="1948.9697" calcext:value-type="float">
            <text:p>1948.96970</text:p>
          </table:table-cell>
          <table:table-cell office:value-type="float" office:value="7.9239998" calcext:value-type="float">
            <text:p>7.92400</text:p>
          </table:table-cell>
          <table:table-cell table:number-columns-repeated="2"/>
        </table:table-row>
        <table:table-row table:style-name="ro1">
          <table:table-cell office:value-type="float" office:value="1957.7444" calcext:value-type="float">
            <text:p>1957.74440</text:p>
          </table:table-cell>
          <table:table-cell office:value-type="float" office:value="7.9419999" calcext:value-type="float">
            <text:p>7.94200</text:p>
          </table:table-cell>
          <table:table-cell table:number-columns-repeated="2"/>
        </table:table-row>
        <table:table-row table:style-name="ro1">
          <table:table-cell office:value-type="float" office:value="1969.1453" calcext:value-type="float">
            <text:p>1969.14530</text:p>
          </table:table-cell>
          <table:table-cell office:value-type="float" office:value="7.9629998" calcext:value-type="float">
            <text:p>7.96300</text:p>
          </table:table-cell>
          <table:table-cell table:number-columns-repeated="2"/>
        </table:table-row>
        <table:table-row table:style-name="ro1">
          <table:table-cell office:value-type="float" office:value="1979.2542" calcext:value-type="float">
            <text:p>1979.25420</text:p>
          </table:table-cell>
          <table:table-cell office:value-type="float" office:value="7.9819999" calcext:value-type="float">
            <text:p>7.98200</text:p>
          </table:table-cell>
          <table:table-cell table:number-columns-repeated="2"/>
        </table:table-row>
        <table:table-row table:style-name="ro1">
          <table:table-cell office:value-type="float" office:value="1988.1777" calcext:value-type="float">
            <text:p>1988.17770</text:p>
          </table:table-cell>
          <table:table-cell office:value-type="float" office:value="8.0010004" calcext:value-type="float">
            <text:p>8.00100</text:p>
          </table:table-cell>
          <table:table-cell table:number-columns-repeated="2"/>
        </table:table-row>
        <table:table-row table:style-name="ro1">
          <table:table-cell office:value-type="float" office:value="1998.4337" calcext:value-type="float">
            <text:p>1998.43370</text:p>
          </table:table-cell>
          <table:table-cell office:value-type="float" office:value="8.0200005" calcext:value-type="float">
            <text:p>8.02000</text:p>
          </table:table-cell>
          <table:table-cell table:number-columns-repeated="2"/>
        </table:table-row>
        <table:table-row table:style-name="ro1">
          <table:table-cell office:value-type="float" office:value="2007.5692" calcext:value-type="float">
            <text:p>2007.56920</text:p>
          </table:table-cell>
          <table:table-cell office:value-type="float" office:value="8.0369997" calcext:value-type="float">
            <text:p>8.03700</text:p>
          </table:table-cell>
          <table:table-cell table:number-columns-repeated="2"/>
        </table:table-row>
        <table:table-row table:style-name="ro1">
          <table:table-cell office:value-type="float" office:value="2017.5261" calcext:value-type="float">
            <text:p>2017.52610</text:p>
          </table:table-cell>
          <table:table-cell office:value-type="float" office:value="8.0570002" calcext:value-type="float">
            <text:p>8.05700</text:p>
          </table:table-cell>
          <table:table-cell table:number-columns-repeated="2"/>
        </table:table-row>
        <table:table-row table:style-name="ro1">
          <table:table-cell office:value-type="float" office:value="2026.5232" calcext:value-type="float">
            <text:p>2026.52320</text:p>
          </table:table-cell>
          <table:table-cell office:value-type="float" office:value="8.073" calcext:value-type="float">
            <text:p>8.07300</text:p>
          </table:table-cell>
          <table:table-cell table:number-columns-repeated="2"/>
        </table:table-row>
        <table:table-row table:style-name="ro1">
          <table:table-cell office:value-type="float" office:value="2037.6427" calcext:value-type="float">
            <text:p>2037.64270</text:p>
          </table:table-cell>
          <table:table-cell office:value-type="float" office:value="8.0939999" calcext:value-type="float">
            <text:p>8.09400</text:p>
          </table:table-cell>
          <table:table-cell table:number-columns-repeated="2"/>
        </table:table-row>
        <table:table-row table:style-name="ro1">
          <table:table-cell office:value-type="float" office:value="2046.6057" calcext:value-type="float">
            <text:p>2046.60570</text:p>
          </table:table-cell>
          <table:table-cell office:value-type="float" office:value="8.1129999" calcext:value-type="float">
            <text:p>8.11300</text:p>
          </table:table-cell>
          <table:table-cell table:number-columns-repeated="2"/>
        </table:table-row>
        <table:table-row table:style-name="ro1">
          <table:table-cell office:value-type="float" office:value="2055.3315" calcext:value-type="float">
            <text:p>2055.33150</text:p>
          </table:table-cell>
          <table:table-cell office:value-type="float" office:value="8.1289997" calcext:value-type="float">
            <text:p>8.12900</text:p>
          </table:table-cell>
          <table:table-cell table:number-columns-repeated="2"/>
        </table:table-row>
        <table:table-row table:style-name="ro1">
          <table:table-cell office:value-type="float" office:value="2064.6897" calcext:value-type="float">
            <text:p>2064.68970</text:p>
          </table:table-cell>
          <table:table-cell office:value-type="float" office:value="8.1470003" calcext:value-type="float">
            <text:p>8.14700</text:p>
          </table:table-cell>
          <table:table-cell table:number-columns-repeated="2"/>
        </table:table-row>
        <table:table-row table:style-name="ro1">
          <table:table-cell office:value-type="float" office:value="2074.0959" calcext:value-type="float">
            <text:p>2074.09590</text:p>
          </table:table-cell>
          <table:table-cell office:value-type="float" office:value="8.165" calcext:value-type="float">
            <text:p>8.16500</text:p>
          </table:table-cell>
          <table:table-cell table:number-columns-repeated="2"/>
        </table:table-row>
        <table:table-row table:style-name="ro1">
          <table:table-cell office:value-type="float" office:value="2083.125" calcext:value-type="float">
            <text:p>2083.12500</text:p>
          </table:table-cell>
          <table:table-cell office:value-type="float" office:value="8.1850004" calcext:value-type="float">
            <text:p>8.18500</text:p>
          </table:table-cell>
          <table:table-cell table:number-columns-repeated="2"/>
        </table:table-row>
        <table:table-row table:style-name="ro1">
          <table:table-cell office:value-type="float" office:value="2090.3948" calcext:value-type="float">
            <text:p>2090.39480</text:p>
          </table:table-cell>
          <table:table-cell office:value-type="float" office:value="8.2010002" calcext:value-type="float">
            <text:p>8.20100</text:p>
          </table:table-cell>
          <table:table-cell table:number-columns-repeated="2"/>
        </table:table-row>
        <table:table-row table:style-name="ro1">
          <table:table-cell office:value-type="float" office:value="2099.1365" calcext:value-type="float">
            <text:p>2099.13650</text:p>
          </table:table-cell>
          <table:table-cell office:value-type="float" office:value="8.2180004" calcext:value-type="float">
            <text:p>8.21800</text:p>
          </table:table-cell>
          <table:table-cell table:number-columns-repeated="2"/>
        </table:table-row>
        <table:table-row table:style-name="ro1">
          <table:table-cell office:value-type="float" office:value="2108.0146" calcext:value-type="float">
            <text:p>2108.01460</text:p>
          </table:table-cell>
          <table:table-cell office:value-type="float" office:value="8.2360001" calcext:value-type="float">
            <text:p>8.23600</text:p>
          </table:table-cell>
          <table:table-cell table:number-columns-repeated="2"/>
        </table:table-row>
        <table:table-row table:style-name="ro1">
          <table:table-cell office:value-type="float" office:value="2116.9792" calcext:value-type="float">
            <text:p>2116.97920</text:p>
          </table:table-cell>
          <table:table-cell office:value-type="float" office:value="8.2519999" calcext:value-type="float">
            <text:p>8.25200</text:p>
          </table:table-cell>
          <table:table-cell table:number-columns-repeated="2"/>
        </table:table-row>
        <table:table-row table:style-name="ro1">
          <table:table-cell office:value-type="float" office:value="2125.5491" calcext:value-type="float">
            <text:p>2125.54910</text:p>
          </table:table-cell>
          <table:table-cell office:value-type="float" office:value="8.2700005" calcext:value-type="float">
            <text:p>8.27000</text:p>
          </table:table-cell>
          <table:table-cell table:number-columns-repeated="2"/>
        </table:table-row>
        <table:table-row table:style-name="ro1">
          <table:table-cell office:value-type="float" office:value="2135.6575" calcext:value-type="float">
            <text:p>2135.65750</text:p>
          </table:table-cell>
          <table:table-cell office:value-type="float" office:value="8.2889996" calcext:value-type="float">
            <text:p>8.28900</text:p>
          </table:table-cell>
          <table:table-cell table:number-columns-repeated="2"/>
        </table:table-row>
        <table:table-row table:style-name="ro1">
          <table:table-cell office:value-type="float" office:value="2145.6145" calcext:value-type="float">
            <text:p>2145.61450</text:p>
          </table:table-cell>
          <table:table-cell office:value-type="float" office:value="8.3079996" calcext:value-type="float">
            <text:p>8.30800</text:p>
          </table:table-cell>
          <table:table-cell table:number-columns-repeated="2"/>
        </table:table-row>
        <table:table-row table:style-name="ro1">
          <table:table-cell office:value-type="float" office:value="2154.729" calcext:value-type="float">
            <text:p>2154.72900</text:p>
          </table:table-cell>
          <table:table-cell office:value-type="float" office:value="8.3260002" calcext:value-type="float">
            <text:p>8.32600</text:p>
          </table:table-cell>
          <table:table-cell table:number-columns-repeated="2"/>
        </table:table-row>
        <table:table-row table:style-name="ro1" table:number-rows-repeated="104849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4" table:number-columns-repeated="2" table:default-cell-style-name="Default"/>
        <table:table-row table:style-name="ro1">
          <table:table-cell office:value-type="float" office:value="400.75821" calcext:value-type="float">
            <text:p>400.75821</text:p>
          </table:table-cell>
          <table:table-cell office:value-type="string" calcext:value-type="string">
            <text:p><text:s text:c="4"/>15.272,</text:p>
          </table:table-cell>
        </table:table-row>
        <table:table-row table:style-name="ro1">
          <table:table-cell office:value-type="float" office:value="413.96207" calcext:value-type="float">
            <text:p>413.96207</text:p>
          </table:table-cell>
          <table:table-cell office:value-type="string" calcext:value-type="string">
            <text:p><text:s text:c="4"/>15.309,</text:p>
          </table:table-cell>
        </table:table-row>
        <table:table-row table:style-name="ro1">
          <table:table-cell office:value-type="float" office:value="427.27957" calcext:value-type="float">
            <text:p>427.27957</text:p>
          </table:table-cell>
          <table:table-cell office:value-type="string" calcext:value-type="string">
            <text:p><text:s text:c="4"/>15.346,</text:p>
          </table:table-cell>
        </table:table-row>
        <table:table-row table:style-name="ro1">
          <table:table-cell office:value-type="float" office:value="440.84143" calcext:value-type="float">
            <text:p>440.84143</text:p>
          </table:table-cell>
          <table:table-cell office:value-type="string" calcext:value-type="string">
            <text:p><text:s text:c="4"/>15.383,</text:p>
          </table:table-cell>
        </table:table-row>
        <table:table-row table:style-name="ro1">
          <table:table-cell office:value-type="float" office:value="454.64243" calcext:value-type="float">
            <text:p>454.64243</text:p>
          </table:table-cell>
          <table:table-cell office:value-type="string" calcext:value-type="string">
            <text:p><text:s text:c="4"/>15.419,</text:p>
          </table:table-cell>
        </table:table-row>
        <table:table-row table:style-name="ro1">
          <table:table-cell office:value-type="float" office:value="468.75922" calcext:value-type="float">
            <text:p>468.75922</text:p>
          </table:table-cell>
          <table:table-cell office:value-type="string" calcext:value-type="string">
            <text:p><text:s text:c="4"/>15.456,</text:p>
          </table:table-cell>
        </table:table-row>
        <table:table-row table:style-name="ro1">
          <table:table-cell office:value-type="float" office:value="483.12015" calcext:value-type="float">
            <text:p>483.12015</text:p>
          </table:table-cell>
          <table:table-cell office:value-type="string" calcext:value-type="string">
            <text:p><text:s text:c="4"/>15.492,</text:p>
          </table:table-cell>
        </table:table-row>
        <table:table-row table:style-name="ro1">
          <table:table-cell office:value-type="float" office:value="497.76065" calcext:value-type="float">
            <text:p>497.76065</text:p>
          </table:table-cell>
          <table:table-cell office:value-type="string" calcext:value-type="string">
            <text:p><text:s text:c="4"/>15.528,</text:p>
          </table:table-cell>
        </table:table-row>
        <table:table-row table:style-name="ro1">
          <table:table-cell office:value-type="float" office:value="512.59418" calcext:value-type="float">
            <text:p>512.59418</text:p>
          </table:table-cell>
          <table:table-cell office:value-type="string" calcext:value-type="string">
            <text:p><text:s text:c="4"/>15.564,</text:p>
          </table:table-cell>
        </table:table-row>
        <table:table-row table:style-name="ro1">
          <table:table-cell office:value-type="float" office:value="527.8996" calcext:value-type="float">
            <text:p>527.8996</text:p>
          </table:table-cell>
          <table:table-cell office:value-type="string" calcext:value-type="string">
            <text:p><text:s text:c="4"/>15.6,</text:p>
          </table:table-cell>
        </table:table-row>
        <table:table-row table:style-name="ro1">
          <table:table-cell office:value-type="float" office:value="543.0506" calcext:value-type="float">
            <text:p>543.0506</text:p>
          </table:table-cell>
          <table:table-cell office:value-type="string" calcext:value-type="string">
            <text:p><text:s text:c="4"/>15.635,</text:p>
          </table:table-cell>
        </table:table-row>
        <table:table-row table:style-name="ro1">
          <table:table-cell office:value-type="float" office:value="558.61646" calcext:value-type="float">
            <text:p>558.61646</text:p>
          </table:table-cell>
          <table:table-cell office:value-type="string" calcext:value-type="string">
            <text:p><text:s text:c="4"/>15.671,</text:p>
          </table:table-cell>
        </table:table-row>
        <table:table-row table:style-name="ro1">
          <table:table-cell office:value-type="float" office:value="574.57684" calcext:value-type="float">
            <text:p>574.57684</text:p>
          </table:table-cell>
          <table:table-cell office:value-type="string" calcext:value-type="string">
            <text:p><text:s text:c="4"/>15.706,</text:p>
          </table:table-cell>
        </table:table-row>
        <table:table-row table:style-name="ro1">
          <table:table-cell office:value-type="float" office:value="590.52216" calcext:value-type="float">
            <text:p>590.52216</text:p>
          </table:table-cell>
          <table:table-cell office:value-type="string" calcext:value-type="string">
            <text:p><text:s text:c="4"/>15.741,</text:p>
          </table:table-cell>
        </table:table-row>
        <table:table-row table:style-name="ro1">
          <table:table-cell office:value-type="float" office:value="606.68573" calcext:value-type="float">
            <text:p>606.68573</text:p>
          </table:table-cell>
          <table:table-cell office:value-type="string" calcext:value-type="string">
            <text:p><text:s text:c="4"/>15.776,</text:p>
          </table:table-cell>
        </table:table-row>
        <table:table-row table:style-name="ro1">
          <table:table-cell office:value-type="float" office:value="623.08649" calcext:value-type="float">
            <text:p>623.08649</text:p>
          </table:table-cell>
          <table:table-cell office:value-type="string" calcext:value-type="string">
            <text:p><text:s text:c="4"/>15.81,</text:p>
          </table:table-cell>
        </table:table-row>
        <table:table-row table:style-name="ro1">
          <table:table-cell office:value-type="float" office:value="639.60406" calcext:value-type="float">
            <text:p>639.60406</text:p>
          </table:table-cell>
          <table:table-cell office:value-type="string" calcext:value-type="string">
            <text:p><text:s text:c="4"/>15.844,</text:p>
          </table:table-cell>
        </table:table-row>
        <table:table-row table:style-name="ro1">
          <table:table-cell office:value-type="float" office:value="656.5744" calcext:value-type="float">
            <text:p>656.5744</text:p>
          </table:table-cell>
          <table:table-cell office:value-type="string" calcext:value-type="string">
            <text:p><text:s text:c="4"/>15.879,</text:p>
          </table:table-cell>
        </table:table-row>
        <table:table-row table:style-name="ro1">
          <table:table-cell office:value-type="float" office:value="673.42157" calcext:value-type="float">
            <text:p>673.42157</text:p>
          </table:table-cell>
          <table:table-cell office:value-type="string" calcext:value-type="string">
            <text:p><text:s text:c="4"/>15.913,</text:p>
          </table:table-cell>
        </table:table-row>
        <table:table-row table:style-name="ro1">
          <table:table-cell office:value-type="float" office:value="690.42212" calcext:value-type="float">
            <text:p>690.42212</text:p>
          </table:table-cell>
          <table:table-cell office:value-type="string" calcext:value-type="string">
            <text:p><text:s text:c="4"/>15.946,</text:p>
          </table:table-cell>
        </table:table-row>
        <table:table-row table:style-name="ro1">
          <table:table-cell office:value-type="float" office:value="707.6217" calcext:value-type="float">
            <text:p>707.6217</text:p>
          </table:table-cell>
          <table:table-cell office:value-type="string" calcext:value-type="string">
            <text:p><text:s text:c="4"/>15.98,</text:p>
          </table:table-cell>
        </table:table-row>
        <table:table-row table:style-name="ro1">
          <table:table-cell office:value-type="float" office:value="725.104" calcext:value-type="float">
            <text:p>725.104</text:p>
          </table:table-cell>
          <table:table-cell office:value-type="string" calcext:value-type="string">
            <text:p><text:s text:c="4"/>16.014,</text:p>
          </table:table-cell>
        </table:table-row>
        <table:table-row table:style-name="ro1">
          <table:table-cell office:value-type="float" office:value="742.36652" calcext:value-type="float">
            <text:p>742.36652</text:p>
          </table:table-cell>
          <table:table-cell office:value-type="string" calcext:value-type="string">
            <text:p><text:s text:c="4"/>16.047001,</text:p>
          </table:table-cell>
        </table:table-row>
        <table:table-row table:style-name="ro1">
          <table:table-cell office:value-type="float" office:value="759.88068" calcext:value-type="float">
            <text:p>759.88068</text:p>
          </table:table-cell>
          <table:table-cell office:value-type="string" calcext:value-type="string">
            <text:p><text:s text:c="4"/>16.08,</text:p>
          </table:table-cell>
        </table:table-row>
        <table:table-row table:style-name="ro1">
          <table:table-cell office:value-type="float" office:value="777.69177" calcext:value-type="float">
            <text:p>777.69177</text:p>
          </table:table-cell>
          <table:table-cell office:value-type="string" calcext:value-type="string">
            <text:p><text:s text:c="4"/>16.113001,</text:p>
          </table:table-cell>
        </table:table-row>
        <table:table-row table:style-name="ro1">
          <table:table-cell office:value-type="float" office:value="795.3587" calcext:value-type="float">
            <text:p>795.3587</text:p>
          </table:table-cell>
          <table:table-cell office:value-type="string" calcext:value-type="string">
            <text:p><text:s text:c="4"/>16.145,</text:p>
          </table:table-cell>
        </table:table-row>
        <table:table-row table:style-name="ro1">
          <table:table-cell office:value-type="float" office:value="813.07343" calcext:value-type="float">
            <text:p>813.07343</text:p>
          </table:table-cell>
          <table:table-cell office:value-type="string" calcext:value-type="string">
            <text:p><text:s text:c="4"/>16.177999,</text:p>
          </table:table-cell>
        </table:table-row>
        <table:table-row table:style-name="ro1">
          <table:table-cell office:value-type="float" office:value="830.93555" calcext:value-type="float">
            <text:p>830.93555</text:p>
          </table:table-cell>
          <table:table-cell office:value-type="string" calcext:value-type="string">
            <text:p><text:s text:c="4"/>16.209999,</text:p>
          </table:table-cell>
        </table:table-row>
        <table:table-row table:style-name="ro1">
          <table:table-cell office:value-type="float" office:value="848.76367" calcext:value-type="float">
            <text:p>848.76367</text:p>
          </table:table-cell>
          <table:table-cell office:value-type="string" calcext:value-type="string">
            <text:p><text:s text:c="4"/>16.242001,</text:p>
          </table:table-cell>
        </table:table-row>
        <table:table-row table:style-name="ro1">
          <table:table-cell office:value-type="float" office:value="866.56726" calcext:value-type="float">
            <text:p>866.56726</text:p>
          </table:table-cell>
          <table:table-cell office:value-type="string" calcext:value-type="string">
            <text:p><text:s text:c="4"/>16.274,</text:p>
          </table:table-cell>
        </table:table-row>
        <table:table-row table:style-name="ro1">
          <table:table-cell office:value-type="float" office:value="884.52551" calcext:value-type="float">
            <text:p>884.52551</text:p>
          </table:table-cell>
          <table:table-cell office:value-type="string" calcext:value-type="string">
            <text:p><text:s text:c="4"/>16.306,</text:p>
          </table:table-cell>
        </table:table-row>
        <table:table-row table:style-name="ro1">
          <table:table-cell office:value-type="float" office:value="902.40955" calcext:value-type="float">
            <text:p>902.40955</text:p>
          </table:table-cell>
          <table:table-cell office:value-type="string" calcext:value-type="string">
            <text:p><text:s text:c="4"/>16.337999,</text:p>
          </table:table-cell>
        </table:table-row>
        <table:table-row table:style-name="ro1">
          <table:table-cell office:value-type="float" office:value="920.04041" calcext:value-type="float">
            <text:p>920.04041</text:p>
          </table:table-cell>
          <table:table-cell office:value-type="string" calcext:value-type="string">
            <text:p><text:s text:c="4"/>16.368999,</text:p>
          </table:table-cell>
        </table:table-row>
        <table:table-row table:style-name="ro1">
          <table:table-cell office:value-type="float" office:value="937.93176" calcext:value-type="float">
            <text:p>937.93176</text:p>
          </table:table-cell>
          <table:table-cell office:value-type="string" calcext:value-type="string">
            <text:p><text:s text:c="4"/>16.4,</text:p>
          </table:table-cell>
        </table:table-row>
        <table:table-row table:style-name="ro1">
          <table:table-cell office:value-type="float" office:value="955.57037" calcext:value-type="float">
            <text:p>955.57037</text:p>
          </table:table-cell>
          <table:table-cell office:value-type="string" calcext:value-type="string">
            <text:p><text:s text:c="4"/>16.431,</text:p>
          </table:table-cell>
        </table:table-row>
        <table:table-row table:style-name="ro1">
          <table:table-cell office:value-type="float" office:value="973.20496" calcext:value-type="float">
            <text:p>973.20496</text:p>
          </table:table-cell>
          <table:table-cell office:value-type="string" calcext:value-type="string">
            <text:p><text:s text:c="4"/>16.462,</text:p>
          </table:table-cell>
        </table:table-row>
        <table:table-row table:style-name="ro1">
          <table:table-cell office:value-type="float" office:value="990.63745" calcext:value-type="float">
            <text:p>990.63745</text:p>
          </table:table-cell>
          <table:table-cell office:value-type="string" calcext:value-type="string">
            <text:p><text:s text:c="4"/>16.492001,</text:p>
          </table:table-cell>
        </table:table-row>
        <table:table-row table:style-name="ro1">
          <table:table-cell office:value-type="float" office:value="1007.9967" calcext:value-type="float">
            <text:p>1007.9967</text:p>
          </table:table-cell>
          <table:table-cell office:value-type="string" calcext:value-type="string">
            <text:p><text:s text:c="4"/>16.523001,</text:p>
          </table:table-cell>
        </table:table-row>
        <table:table-row table:style-name="ro1">
          <table:table-cell office:value-type="float" office:value="1025.2909" calcext:value-type="float">
            <text:p>1025.2909</text:p>
          </table:table-cell>
          <table:table-cell office:value-type="string" calcext:value-type="string">
            <text:p><text:s text:c="4"/>16.552999,</text:p>
          </table:table-cell>
        </table:table-row>
        <table:table-row table:style-name="ro1">
          <table:table-cell office:value-type="float" office:value="1042.5475" calcext:value-type="float">
            <text:p>1042.5475</text:p>
          </table:table-cell>
          <table:table-cell office:value-type="string" calcext:value-type="string">
            <text:p><text:s text:c="4"/>16.583,</text:p>
          </table:table-cell>
        </table:table-row>
        <table:table-row table:style-name="ro1">
          <table:table-cell office:value-type="float" office:value="1059.6165" calcext:value-type="float">
            <text:p>1059.6165</text:p>
          </table:table-cell>
          <table:table-cell office:value-type="string" calcext:value-type="string">
            <text:p><text:s text:c="4"/>16.613001,</text:p>
          </table:table-cell>
        </table:table-row>
        <table:table-row table:style-name="ro1">
          <table:table-cell office:value-type="float" office:value="1076.5122" calcext:value-type="float">
            <text:p>1076.5122</text:p>
          </table:table-cell>
          <table:table-cell office:value-type="string" calcext:value-type="string">
            <text:p><text:s text:c="4"/>16.643,</text:p>
          </table:table-cell>
        </table:table-row>
        <table:table-row table:style-name="ro1">
          <table:table-cell office:value-type="float" office:value="1093.1807" calcext:value-type="float">
            <text:p>1093.1807</text:p>
          </table:table-cell>
          <table:table-cell office:value-type="string" calcext:value-type="string">
            <text:p><text:s text:c="4"/>16.672001,</text:p>
          </table:table-cell>
        </table:table-row>
        <table:table-row table:style-name="ro1">
          <table:table-cell office:value-type="float" office:value="1109.8503" calcext:value-type="float">
            <text:p>1109.8503</text:p>
          </table:table-cell>
          <table:table-cell office:value-type="string" calcext:value-type="string">
            <text:p><text:s text:c="4"/>16.701,</text:p>
          </table:table-cell>
        </table:table-row>
        <table:table-row table:style-name="ro1">
          <table:table-cell office:value-type="float" office:value="1126.364" calcext:value-type="float">
            <text:p>1126.364</text:p>
          </table:table-cell>
          <table:table-cell office:value-type="string" calcext:value-type="string">
            <text:p><text:s text:c="4"/>16.73,</text:p>
          </table:table-cell>
        </table:table-row>
        <table:table-row table:style-name="ro1">
          <table:table-cell office:value-type="float" office:value="1142.4906" calcext:value-type="float">
            <text:p>1142.4906</text:p>
          </table:table-cell>
          <table:table-cell office:value-type="string" calcext:value-type="string">
            <text:p><text:s text:c="4"/>16.759001,</text:p>
          </table:table-cell>
        </table:table-row>
        <table:table-row table:style-name="ro1">
          <table:table-cell office:value-type="float" office:value="1158.66" calcext:value-type="float">
            <text:p>1158.66</text:p>
          </table:table-cell>
          <table:table-cell office:value-type="string" calcext:value-type="string">
            <text:p><text:s text:c="4"/>16.788,</text:p>
          </table:table-cell>
        </table:table-row>
        <table:table-row table:style-name="ro1">
          <table:table-cell office:value-type="float" office:value="1174.3109" calcext:value-type="float">
            <text:p>1174.3109</text:p>
          </table:table-cell>
          <table:table-cell office:value-type="string" calcext:value-type="string">
            <text:p><text:s text:c="4"/>16.816999,</text:p>
          </table:table-cell>
        </table:table-row>
        <table:table-row table:style-name="ro1">
          <table:table-cell office:value-type="float" office:value="1189.8379" calcext:value-type="float">
            <text:p>1189.8379</text:p>
          </table:table-cell>
          <table:table-cell office:value-type="string" calcext:value-type="string">
            <text:p><text:s text:c="4"/>16.844999,</text:p>
          </table:table-cell>
        </table:table-row>
        <table:table-row table:style-name="ro1">
          <table:table-cell office:value-type="float" office:value="1205.2483" calcext:value-type="float">
            <text:p>1205.2483</text:p>
          </table:table-cell>
          <table:table-cell office:value-type="string" calcext:value-type="string">
            <text:p><text:s text:c="4"/>16.872999,</text:p>
          </table:table-cell>
        </table:table-row>
        <table:table-row table:style-name="ro1">
          <table:table-cell office:value-type="float" office:value="1220.4056" calcext:value-type="float">
            <text:p>1220.4056</text:p>
          </table:table-cell>
          <table:table-cell office:value-type="string" calcext:value-type="string">
            <text:p><text:s text:c="4"/>16.900999,</text:p>
          </table:table-cell>
        </table:table-row>
        <table:table-row table:style-name="ro1">
          <table:table-cell office:value-type="float" office:value="1235.0962" calcext:value-type="float">
            <text:p>1235.0962</text:p>
          </table:table-cell>
          <table:table-cell office:value-type="string" calcext:value-type="string">
            <text:p><text:s text:c="4"/>16.929001,</text:p>
          </table:table-cell>
        </table:table-row>
        <table:table-row table:style-name="ro1">
          <table:table-cell office:value-type="float" office:value="1249.6355" calcext:value-type="float">
            <text:p>1249.6355</text:p>
          </table:table-cell>
          <table:table-cell office:value-type="string" calcext:value-type="string">
            <text:p><text:s text:c="4"/>16.955999,</text:p>
          </table:table-cell>
        </table:table-row>
        <table:table-row table:style-name="ro1">
          <table:table-cell office:value-type="float" office:value="1263.902" calcext:value-type="float">
            <text:p>1263.902</text:p>
          </table:table-cell>
          <table:table-cell office:value-type="string" calcext:value-type="string">
            <text:p><text:s text:c="4"/>16.983999,</text:p>
          </table:table-cell>
        </table:table-row>
        <table:table-row table:style-name="ro1">
          <table:table-cell office:value-type="float" office:value="1277.9686" calcext:value-type="float">
            <text:p>1277.9686</text:p>
          </table:table-cell>
          <table:table-cell office:value-type="string" calcext:value-type="string">
            <text:p><text:s text:c="4"/>17.011,</text:p>
          </table:table-cell>
        </table:table-row>
        <table:table-row table:style-name="ro1">
          <table:table-cell office:value-type="float" office:value="1291.6718" calcext:value-type="float">
            <text:p>1291.6718</text:p>
          </table:table-cell>
          <table:table-cell office:value-type="string" calcext:value-type="string">
            <text:p><text:s text:c="4"/>17.038,</text:p>
          </table:table-cell>
        </table:table-row>
        <table:table-row table:style-name="ro1">
          <table:table-cell office:value-type="float" office:value="1305.3994" calcext:value-type="float">
            <text:p>1305.3994</text:p>
          </table:table-cell>
          <table:table-cell office:value-type="string" calcext:value-type="string">
            <text:p><text:s text:c="4"/>17.065001,</text:p>
          </table:table-cell>
        </table:table-row>
        <table:table-row table:style-name="ro1">
          <table:table-cell office:value-type="float" office:value="1318.7454" calcext:value-type="float">
            <text:p>1318.7454</text:p>
          </table:table-cell>
          <table:table-cell office:value-type="string" calcext:value-type="string">
            <text:p><text:s text:c="4"/>17.091,</text:p>
          </table:table-cell>
        </table:table-row>
        <table:table-row table:style-name="ro1">
          <table:table-cell office:value-type="float" office:value="1331.6228" calcext:value-type="float">
            <text:p>1331.6228</text:p>
          </table:table-cell>
          <table:table-cell office:value-type="string" calcext:value-type="string">
            <text:p><text:s text:c="4"/>17.118,</text:p>
          </table:table-cell>
        </table:table-row>
        <table:table-row table:style-name="ro1">
          <table:table-cell office:value-type="float" office:value="1344.2379" calcext:value-type="float">
            <text:p>1344.2379</text:p>
          </table:table-cell>
          <table:table-cell office:value-type="string" calcext:value-type="string">
            <text:p><text:s text:c="4"/>17.143999,</text:p>
          </table:table-cell>
        </table:table-row>
        <table:table-row table:style-name="ro1">
          <table:table-cell office:value-type="float" office:value="1356.6927" calcext:value-type="float">
            <text:p>1356.6927</text:p>
          </table:table-cell>
          <table:table-cell office:value-type="string" calcext:value-type="string">
            <text:p><text:s text:c="4"/>17.17,</text:p>
          </table:table-cell>
        </table:table-row>
        <table:table-row table:style-name="ro1">
          <table:table-cell office:value-type="float" office:value="1368.932" calcext:value-type="float">
            <text:p>1368.932</text:p>
          </table:table-cell>
          <table:table-cell office:value-type="string" calcext:value-type="string">
            <text:p><text:s text:c="4"/>17.195999,</text:p>
          </table:table-cell>
        </table:table-row>
        <table:table-row table:style-name="ro1">
          <table:table-cell office:value-type="float" office:value="1380.7462" calcext:value-type="float">
            <text:p>1380.7462</text:p>
          </table:table-cell>
          <table:table-cell office:value-type="string" calcext:value-type="string">
            <text:p><text:s text:c="4"/>17.222,</text:p>
          </table:table-cell>
        </table:table-row>
        <table:table-row table:style-name="ro1">
          <table:table-cell office:value-type="float" office:value="1392.5468" calcext:value-type="float">
            <text:p>1392.5468</text:p>
          </table:table-cell>
          <table:table-cell office:value-type="string" calcext:value-type="string">
            <text:p><text:s text:c="4"/>17.247,</text:p>
          </table:table-cell>
        </table:table-row>
        <table:table-row table:style-name="ro1">
          <table:table-cell office:value-type="float" office:value="1403.786" calcext:value-type="float">
            <text:p>1403.786</text:p>
          </table:table-cell>
          <table:table-cell office:value-type="string" calcext:value-type="string">
            <text:p><text:s text:c="4"/>17.273001,</text:p>
          </table:table-cell>
        </table:table-row>
        <table:table-row table:style-name="ro1">
          <table:table-cell office:value-type="float" office:value="1414.8635" calcext:value-type="float">
            <text:p>1414.8635</text:p>
          </table:table-cell>
          <table:table-cell office:value-type="string" calcext:value-type="string">
            <text:p><text:s text:c="4"/>17.298,</text:p>
          </table:table-cell>
        </table:table-row>
        <table:table-row table:style-name="ro1">
          <table:table-cell office:value-type="float" office:value="1425.6012" calcext:value-type="float">
            <text:p>1425.6012</text:p>
          </table:table-cell>
          <table:table-cell office:value-type="string" calcext:value-type="string">
            <text:p><text:s text:c="4"/>17.323,</text:p>
          </table:table-cell>
        </table:table-row>
        <table:table-row table:style-name="ro1">
          <table:table-cell office:value-type="float" office:value="1436.1438" calcext:value-type="float">
            <text:p>1436.1438</text:p>
          </table:table-cell>
          <table:table-cell office:value-type="string" calcext:value-type="string">
            <text:p><text:s text:c="4"/>17.347,</text:p>
          </table:table-cell>
        </table:table-row>
        <table:table-row table:style-name="ro1">
          <table:table-cell office:value-type="float" office:value="1446.3969" calcext:value-type="float">
            <text:p>1446.3969</text:p>
          </table:table-cell>
          <table:table-cell office:value-type="string" calcext:value-type="string">
            <text:p><text:s text:c="4"/>17.372,</text:p>
          </table:table-cell>
        </table:table-row>
        <table:table-row table:style-name="ro1">
          <table:table-cell office:value-type="float" office:value="1456.3082" calcext:value-type="float">
            <text:p>1456.3082</text:p>
          </table:table-cell>
          <table:table-cell office:value-type="string" calcext:value-type="string">
            <text:p><text:s text:c="4"/>17.396,</text:p>
          </table:table-cell>
        </table:table-row>
        <table:table-row table:style-name="ro1">
          <table:table-cell office:value-type="float" office:value="1466.0651" calcext:value-type="float">
            <text:p>1466.0651</text:p>
          </table:table-cell>
          <table:table-cell office:value-type="string" calcext:value-type="string">
            <text:p><text:s text:c="4"/>17.421,</text:p>
          </table:table-cell>
        </table:table-row>
        <table:table-row table:style-name="ro1">
          <table:table-cell office:value-type="float" office:value="1475.5577" calcext:value-type="float">
            <text:p>1475.5577</text:p>
          </table:table-cell>
          <table:table-cell office:value-type="string" calcext:value-type="string">
            <text:p><text:s text:c="4"/>17.445,</text:p>
          </table:table-cell>
        </table:table-row>
        <table:table-row table:style-name="ro1">
          <table:table-cell office:value-type="float" office:value="1484.6536" calcext:value-type="float">
            <text:p>1484.6536</text:p>
          </table:table-cell>
          <table:table-cell office:value-type="string" calcext:value-type="string">
            <text:p><text:s text:c="4"/>17.468,</text:p>
          </table:table-cell>
        </table:table-row>
        <table:table-row table:style-name="ro1">
          <table:table-cell office:value-type="float" office:value="1493.7657" calcext:value-type="float">
            <text:p>1493.7657</text:p>
          </table:table-cell>
          <table:table-cell office:value-type="string" calcext:value-type="string">
            <text:p><text:s text:c="4"/>17.492001,</text:p>
          </table:table-cell>
        </table:table-row>
        <table:table-row table:style-name="ro1">
          <table:table-cell office:value-type="float" office:value="1502.3903" calcext:value-type="float">
            <text:p>1502.3903</text:p>
          </table:table-cell>
          <table:table-cell office:value-type="string" calcext:value-type="string">
            <text:p><text:s text:c="4"/>17.514999,</text:p>
          </table:table-cell>
        </table:table-row>
        <table:table-row table:style-name="ro1">
          <table:table-cell office:value-type="float" office:value="1510.8575" calcext:value-type="float">
            <text:p>1510.8575</text:p>
          </table:table-cell>
          <table:table-cell office:value-type="string" calcext:value-type="string">
            <text:p><text:s text:c="4"/>17.539,</text:p>
          </table:table-cell>
        </table:table-row>
        <table:table-row table:style-name="ro1">
          <table:table-cell office:value-type="float" office:value="1519.1932" calcext:value-type="float">
            <text:p>1519.1932</text:p>
          </table:table-cell>
          <table:table-cell office:value-type="string" calcext:value-type="string">
            <text:p><text:s text:c="4"/>17.562,</text:p>
          </table:table-cell>
        </table:table-row>
        <table:table-row table:style-name="ro1">
          <table:table-cell office:value-type="float" office:value="1527.0144" calcext:value-type="float">
            <text:p>1527.0144</text:p>
          </table:table-cell>
          <table:table-cell office:value-type="string" calcext:value-type="string">
            <text:p><text:s text:c="4"/>17.584999,</text:p>
          </table:table-cell>
        </table:table-row>
        <table:table-row table:style-name="ro1">
          <table:table-cell office:value-type="float" office:value="1534.7771" calcext:value-type="float">
            <text:p>1534.7771</text:p>
          </table:table-cell>
          <table:table-cell office:value-type="string" calcext:value-type="string">
            <text:p><text:s text:c="4"/>17.607,</text:p>
          </table:table-cell>
        </table:table-row>
        <table:table-row table:style-name="ro1">
          <table:table-cell office:value-type="float" office:value="1542.4125" calcext:value-type="float">
            <text:p>1542.4125</text:p>
          </table:table-cell>
          <table:table-cell office:value-type="string" calcext:value-type="string">
            <text:p><text:s text:c="4"/>17.629999,</text:p>
          </table:table-cell>
        </table:table-row>
        <table:table-row table:style-name="ro1">
          <table:table-cell office:value-type="float" office:value="1549.5999" calcext:value-type="float">
            <text:p>1549.5999</text:p>
          </table:table-cell>
          <table:table-cell office:value-type="string" calcext:value-type="string">
            <text:p><text:s text:c="4"/>17.652,</text:p>
          </table:table-cell>
        </table:table-row>
        <table:table-row table:style-name="ro1">
          <table:table-cell office:value-type="float" office:value="1556.8134" calcext:value-type="float">
            <text:p>1556.8134</text:p>
          </table:table-cell>
          <table:table-cell office:value-type="string" calcext:value-type="string">
            <text:p><text:s text:c="4"/>17.674,</text:p>
          </table:table-cell>
        </table:table-row>
        <table:table-row table:style-name="ro1">
          <table:table-cell office:value-type="float" office:value="1563.4008" calcext:value-type="float">
            <text:p>1563.4008</text:p>
          </table:table-cell>
          <table:table-cell office:value-type="string" calcext:value-type="string">
            <text:p><text:s text:c="4"/>17.695999,</text:p>
          </table:table-cell>
        </table:table-row>
        <table:table-row table:style-name="ro1">
          <table:table-cell office:value-type="float" office:value="1570.4222" calcext:value-type="float">
            <text:p>1570.4222</text:p>
          </table:table-cell>
          <table:table-cell office:value-type="string" calcext:value-type="string">
            <text:p><text:s text:c="4"/>17.718,</text:p>
          </table:table-cell>
        </table:table-row>
        <table:table-row table:style-name="ro1">
          <table:table-cell office:value-type="float" office:value="1576.6989" calcext:value-type="float">
            <text:p>1576.6989</text:p>
          </table:table-cell>
          <table:table-cell office:value-type="string" calcext:value-type="string">
            <text:p><text:s text:c="4"/>17.739,</text:p>
          </table:table-cell>
        </table:table-row>
        <table:table-row table:style-name="ro1">
          <table:table-cell office:value-type="float" office:value="1582.9182" calcext:value-type="float">
            <text:p>1582.9182</text:p>
          </table:table-cell>
          <table:table-cell office:value-type="string" calcext:value-type="string">
            <text:p><text:s text:c="4"/>17.761,</text:p>
          </table:table-cell>
        </table:table-row>
        <table:table-row table:style-name="ro1">
          <table:table-cell office:value-type="float" office:value="1589.0969" calcext:value-type="float">
            <text:p>1589.0969</text:p>
          </table:table-cell>
          <table:table-cell office:value-type="string" calcext:value-type="string">
            <text:p><text:s text:c="4"/>17.782,</text:p>
          </table:table-cell>
        </table:table-row>
        <table:table-row table:style-name="ro1">
          <table:table-cell office:value-type="float" office:value="1594.8174" calcext:value-type="float">
            <text:p>1594.8174</text:p>
          </table:table-cell>
          <table:table-cell office:value-type="string" calcext:value-type="string">
            <text:p><text:s text:c="4"/>17.802999,</text:p>
          </table:table-cell>
        </table:table-row>
        <table:table-row table:style-name="ro1">
          <table:table-cell office:value-type="float" office:value="1600.4308" calcext:value-type="float">
            <text:p>1600.4308</text:p>
          </table:table-cell>
          <table:table-cell office:value-type="string" calcext:value-type="string">
            <text:p><text:s text:c="4"/>17.823,</text:p>
          </table:table-cell>
        </table:table-row>
        <table:table-row table:style-name="ro1">
          <table:table-cell office:value-type="float" office:value="1606.1058" calcext:value-type="float">
            <text:p>1606.1058</text:p>
          </table:table-cell>
          <table:table-cell office:value-type="string" calcext:value-type="string">
            <text:p><text:s text:c="4"/>17.844,</text:p>
          </table:table-cell>
        </table:table-row>
        <table:table-row table:style-name="ro1">
          <table:table-cell office:value-type="float" office:value="1611.2937" calcext:value-type="float">
            <text:p>1611.2937</text:p>
          </table:table-cell>
          <table:table-cell office:value-type="string" calcext:value-type="string">
            <text:p><text:s text:c="4"/>17.864,</text:p>
          </table:table-cell>
        </table:table-row>
        <table:table-row table:style-name="ro1">
          <table:table-cell office:value-type="float" office:value="1616.4434" calcext:value-type="float">
            <text:p>1616.4434</text:p>
          </table:table-cell>
          <table:table-cell office:value-type="string" calcext:value-type="string">
            <text:p><text:s text:c="4"/>17.885,</text:p>
          </table:table-cell>
        </table:table-row>
        <table:table-row table:style-name="ro1">
          <table:table-cell office:value-type="float" office:value="1621.3361" calcext:value-type="float">
            <text:p>1621.3361</text:p>
          </table:table-cell>
          <table:table-cell office:value-type="string" calcext:value-type="string">
            <text:p><text:s text:c="4"/>17.905001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09:44:37.178611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8-04-18T09:58:32.320976791</dc:date>
    <dc:creator>Yuan </dc:creator>
    <meta:editing-duration>PT58M1S</meta:editing-duration>
    <meta:editing-cycles>13</meta:editing-cycles>
    <meta:document-statistic meta:table-count="2" meta:cell-count="344" meta:object-count="0"/>
  </office:meta>
</office:document-meta>
</file>